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list-style-name=""/>
    <style:style style:name="P4" style:family="paragraph" style:parent-style-name="Title_20_Shobido_20_2" style:list-style-nam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rdres (1)</text:h>
      <text:p text:style-name="P4">Assignation des ordres</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gestion des réserves</text:p>
      <text:p text:style-name="Corpus_20_A">Les unités en « réserve » peuvent entrer soit par la « zone de renforts », soit conformément aux compétences « parachutisme », « infiltr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au tour précédent peuvent débarquer les troupes embarquées à leur bord dans une zone de 3 pas autour de leurs baies d'embarquement.</text:p>
      <text:p text:style-name="Corpus_20_A">IMPORTANT : Toutes les unités entrées sur le terrain au cours de cette phase reçoivent pour ce tour un ordre « mouvement » qui ne peut en aucun cas être modifié.</text:p>
      <text:p text:style-name="Corpus_20_A">Les véhicules qui ont reçu un ordre « tir appuyé » à la fois à ce tour ci et au tour précédent peuvent embarquer les soldats présents dans une zone de 3 « pas » autour de leurs baies d'embarquement, l'ordre de « tir appuyé » ne peut en aucun cas être modifié au cour du tour.</text:p>
      <text:p text:style-name="Title_20_Shobido_20_2">artillerie</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Title_20_Shobido_20_3">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text:soft-page-break/>cavalerie</text:p>
      <text:p text:style-name="Corpus_20_A">La « cavalerie » ne peut pas recevoir d'ordre de « tir appuyé ».</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Tirs d'interceptions : </text:p>
      <text:p text:style-name="Corpus_20_A">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Corpus_20_A">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Title_20_Shobido_20_2">Mouvement</text:p>
      <text:p text:style-name="Corpus_20_A">Le mouvement des unités dépend de l'ordre qu'elles ont reçu :</text:p>
      <text:p text:style-name="Corpus_20_Note">Les fantassins en « tir appuyé » ne peuvent pas se déplacer mais peuvent pivoter.</text:p>
      <text:p text:style-name="Corpus_20_Note">Les fantassins en « manœuvre » peuvent se déplacer de 3ps.</text:p>
      <text:p text:style-name="Corpus_20_Note">Les fantassins en « mouvement » peuvent se déplacer de leur capacité de mouvement.</text:p>
      <text:p text:style-name="Corpus_20_Note">Les fantassins en « déplacement » peuvent se déplacer de leur capacité de <text:s/>mouvement + max(D6;D6).</text:p>
      <text:p text:style-name="Corpus_20_Note">Les véhicules doivent se déplacer d'un mouvement qui est fonction de leur ordre et de leur rang (cf « tableau des véhicules »)</text:p>
      <text:h text:style-name="Title_20_Shobido_20_1" text:outline-level="1">Tir (3)</text:h>
      <text:p text:style-name="Title_20_Shobido_20_2">Tirs appuyés</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1 (cf « modificateurs de tir »).</text:p>
      <text:p text:style-name="Title_20_Shobido_20_2">tirs tactiques</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en corps à corps (au contact socle à socle).</text:p>
      <text:p text:style-name="Title_20_Shobido_20_2">Tir a travers un corps a corps :</text:p>
      <text:p text:style-name="Corpus_20_A">Il est impossible de tirer sur un adversaire si la trajectoire du tir passe à travers une zone de corps à corps.</text:p>
      <text:h text:style-name="Title_20_Shobido_20_1" text:outline-level="1"><text:soft-page-break/>Corps à corps (4)</text:h>
      <text:p text:style-name="Title_20_Shobido_20_2">Mouvements de charge</text:p>
      <text:p text:style-name="Corpus_20_A">Une « charge » est un déplacement effectué dans la stricte direction d'un ennemi et dont la finalité est d'amener un maximum de soldats des deux camps à être au contact socle à socle.</text:p>
      <text:p text:style-name="Corpus_20_A">La distance parcourue par les soldats lors d'une « charge » <text:s/>est de 4ps. La compétence « saut » amène ce mouvement à 8ps. </text:p>
      <text:p text:style-name="Corpus_20_A">Cette distance de charge doit être parcourue dans son intégralité sauf si le soldat entre en contact socle à socle avec un ennemi au cours de la « charge » et qu'aucun ennemi plus distant et/ou « désengagé » n'est à sa portée.</text:p>
      <text:p text:style-name="Corpus_20_A">Par ordre d'initiative décroissante puis croissante, les soldats qui ont reçu un ordre de « manœuvre » ou de « mouvement » et qui n'ont pas tiré doivent charger toute unité ennemie se trouvant à moins de deux fois leur distance de charge maximale (donc 8ps normalement, et 16ps pour les soldats qui disposent de la compétence « saut »). </text:p>
      <text:p text:style-name="Title_20_Shobido_20_2">combats</text:p>
      <text:p text:style-name="Corpus_20_A">Une fois toutes les charges effectuées on résout les combats.</text:p>
      <text:p text:style-name="Corpus_20_A">Lorsqu'un soldat est en contact socle à socle avec un seul ennemi ils forment ensemble un « duel simple ». </text:p>
      <text:p text:style-name="Corpus_20_A">Lorsqu'un soldat est en contact socle à socle avec plusieurs ennemis ils forment ensemble un « duel complexe ».</text:p>
      <text:p text:style-name="Corpus_20_A">Les duels complexes se résolvent en plusieurs duels simples successifs avec cependant un bonus pour le soldat bénéficiant du surnombre.</text:p>
      <text:p text:style-name="Corpus_20_A">IMPORTANT : Les « duels simples » sont de la forme « 1 vs 1 », les « duels complexes » sont de la forme « 1 vs 2 ou 3 ou 4 ou 5 ». Tout combat qui de prime abord ne suit pas cette règle doit être repensé afin de s'y conformer..</text:p>
      <text:p text:style-name="Corpus_20_A">IMPORTANT : Les armes de corps à corps permettent de jeter un D10 supplémentaire ce résultat n'est pas ajouté au total. C'est une chance de plus de faire un bon jet.</text:p>
      <text:p text:style-name="Corpus_20_A">Duel :</text:p>
      <text:p text:style-name="Corpus_20_Note">Ce combat sera résolu sous la forme d'un duel.</text:p>
      <text:p text:style-name="Corpus_20_Note">Le soldat lance 1D10 (s'il possède une arme de corps à corps il lance un total de deux D10 et conserve le meilleur).</text:p>
      <text:p text:style-name="Corpus_20_A">Combats complexes :</text:p>
      <text:p text:style-name="Corpus_20_A">2 contre 1 :</text:p>
      <text:p text:style-name="Corpus_20_Note">Ce combat sera résolu sous la forme de deux duels successifs.</text:p>
      <text:p text:style-name="Corpus_20_Note">Afin de représenter l'avantage du surnombre le soldat du coté en supériorité numérique lance <text:s/>deux D10 au lieu d'un seul et conserve le meilleur (s'il possède une arme de corps à corps il lance un total de trois D10 et conserve le meilleur). </text:p>
      <text:p text:style-name="Corpus_20_Note">Si le soldat du coté en supériorité numérique est blessé ou bloqué à l'issue de ce duel, le duel suivant sera traité comme un cas de <text:s/>1 V 1.</text:p>
      <text:p text:style-name="Corpus_20_A">3 contre 1 :</text:p>
      <text:p text:style-name="Corpus_20_Note">Ce combat sera résolu sous la forme de trois duels successifs. </text:p>
      <text:p text:style-name="Corpus_20_Note">Afin de représenter l'avantage du surnombre le soldat du coté en supériorité numérique lance trois D10 au lieu d'un seul et conserve le meilleur (s'il possède une arme de corps à corps il lance un total de quatre D10 et conserve le meilleur).</text:p>
      <text:p text:style-name="Corpus_20_Note">Si le soldat du coté en supériorité numérique est blessé ou bloqué à l'issue de ce duel, le duel suivant sera traité comme un cas de <text:s/>2 V 1.</text:p>
      <text:p text:style-name="Corpus_20_A">4 contre 1 :</text:p>
      <text:p text:style-name="Corpus_20_Note">Ce combat sera résolu sous la forme de quatre duels successifs.</text:p>
      <text:p text:style-name="Corpus_20_Note">Afin de représenter l'avantage du surnombre le soldat du coté en supériorité numérique lance trois D10 au lieu d'un seul et conserve le meilleur (s'il possède une arme de corps à corps il lance un total de quatre D10 et conserve le meilleur). En plus de cela il reçoit un bonus de 1 à sa capacité de combat.</text:p>
      <text:p text:style-name="Corpus_20_Note">Si le soldat du coté en supériorité numérique est blessé ou bloqué à l'issue de ce duel, le duel suivant sera traité comme un cas de <text:s/>3 V 1.</text:p>
      <text:p text:style-name="Corpus_20_A"><text:soft-page-break/>5 contre 1 :</text:p>
      <text:p text:style-name="Corpus_20_Note">Ce combat est résolu sous la forme de cinq duels successifs. </text:p>
      <text:p text:style-name="Corpus_20_Note">Afin de représenter l'avantage du surnombre le soldat du coté en supériorité numérique lance trois D10 au lieu d'un seul et conserve le meilleur (s'il possède une arme de corps à corps il lance un total de quatre D10 et conserve le meilleur). En plus de cela il reçoit un bonus de 2 à sa capacité de combat.</text:p>
      <text:p text:style-name="Corpus_20_Note">Si le soldat du coté en supériorité numérique est blessé ou bloqué à l'issue de ce duel, le duel suivant sera traité comme un cas de <text:s/>4 V 1.</text:p>
      <text:p text:style-name="Corpus_20_A">6 et plus contre 1 :</text:p>
      <text:p text:style-name="Corpus_20_Note">Ces combats n'ont pas lieu. Un maximum de 5 soldats peuvent s'acharner sur un soldat adverse et pas davantage.</text:p>
      <text:p text:style-name="Title_20_Shobido_20_2">esquives</text:p>
      <text:p text:style-name="Corpus_20_A">Au cours de cette phase les soldats « engagés » qui le désirent peuvent tenter une « esquive ».</text:p>
      <text:p text:style-name="Corpus_20_A">IMPORTANT : Effectuer une esquive pour quitter un corps à corps n'est nécessaire que dans le cas où le soldat est « engagé ». Les soldats surnuméraires d'un combat complexe ne sont pas « engagés », ils peuvent donc tous le quitter sauf l'un d'entre eux.</text:p>
      <text:p text:style-name="Corpus_20_A">Une esquive permet a un soldat engagé en corps à corps de s'en dégager immédiatement et de s'en écarter d'une distance de 6ps.</text:p>
      <text:p text:style-name="Corpus_20_A">Pour qu'une esquive soit un succès, le soldat doit se désengager de la totalité de ses adversaires en contact.</text:p>
      <text:p text:style-name="Corpus_20_A">IMPORTANT : Si votre dernier soldat valide quitte un corps à corps, laissant face à son ennemi uniquement des soldats « bloqués » ou « au tapis », vos soldats « au tapis » seront mis « hors combat » lors de la phase de réorganisation des corps à corps.</text:p>
      <text:p text:style-name="Title_20_Shobido_20_2">réorganisation</text:p>
      <text:p text:style-name="Corpus_20_A">Tous les soldats qui ont chargé ou ont participé à un corps à corps et qui ne sont en ce moment ni « engagés », ni « bloqués », ni « au tapis », disposent d'un mouvement de 2ps. Les mouvements sont effectués par ordre décroissant puis croissant d'initiative avec l'avantage au joueur « Alpha ».</text:p>
      <text:p text:style-name="Corpus_20_A">Une fois ce mouvement effectué, tous les soldats « au tapis » qui sont au contact d'un ennemi « valide » qui n'est pas « engagé » sont automatiquement mis « hors combat » et retirés du jeu. </text:p>
      <text:p text:style-name="Corpus_20_A">Enfin, les soldats « valides » dotés de la compétence « gladiateur » infligent à leurs ennemis au contact et bloqués une touche sur 6+(D10).</text:p>
      <text:p text:style-name="Title_20_Shobido_20_3">annexe</text:p>
      <text:p text:style-name="Title_20_Shobido_20_2">Rappel </text:p>
      <text:p text:style-name="Corpus_20_Note">« tir appuyé » donne un malus de 2 en CC.</text:p>
      <text:p text:style-name="Corpus_20_Note">« manœuvre » donne un malus de 2 en CC si le soldat a tiré.</text:p>
      <text:p text:style-name="Corpus_20_Note">« mouvement » donne un malus de 2 en CC si le soldat a tiré.</text:p>
      <text:p text:style-name="Corpus_20_Note">« déplacement » ne donne ni bonus, ni malus.</text:p>
      <text:p text:style-name="Corpus_20_Note">« bloqué » donne un malus de 2 à moins qu'un malus plus important du à un ordre n'affecte déjà le soldat en question.</text:p>
      <text:p text:style-name="Corpus_20_Note">« au tapis » un soldat au tapis ne peut pas se battre, il sera automatiquement mis « hors combat » s'il est engagé par un adversaire.</text:p>
      <text:h text:style-name="Title_20_Shobido_20_1" text:outline-level="1"><text:soft-page-break/>Ralliement (5)</text:h>
      <text:p text:style-name="Title_20_Shobido_20_2">Explosion des grenades Antichars</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Title_20_Shobido_20_2">déblocage</text:p>
      <text:p text:style-name="Corpus_20_A">Tous les soldats « bloqués » effectuent un « test de blocage ».</text:p>
      <text:p text:style-name="Title_20_Shobido_20_2">soins</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Tahoma1" svg:font-family="Tahoma"/>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3</text:page-number> / <text:page-count>6</text:page-count></text:p>
      </style:footer>
      <style:footer-left>
        <text:p text:style-name="MP2">1 <text:s/>: <text:s/><text:page-number text:select-page="current">3</text:page-number> / <text:page-count>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5H51M21S</meta:editing-duration>
    <meta:editing-cycles>48</meta:editing-cycles>
    <meta:generator>OpenOffice.org/3.1$Win32 OpenOffice.org_project/310m11$Build-9399</meta:generator>
    <dc:date>2009-06-20T17:14:30</dc:date>
    <meta:document-statistic meta:table-count="0" meta:image-count="0" meta:object-count="0" meta:page-count="6" meta:paragraph-count="147" meta:word-count="2800" meta:character-count="15037"/>
    <meta:user-defined meta:name="Info 1"/>
    <meta:user-defined meta:name="Info 2"/>
    <meta:user-defined meta:name="Info 3"/>
    <meta:user-defined meta:name="Info 4"/>
  </office:meta>
</office:document-meta>
</file>